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02cm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3.A23" style:family="table-cell">
      <style:table-cell-properties fo:padding="0.097cm" fo:border-left="0.002cm solid #000000" fo:border-right="none" fo:border-top="none" fo:border-bottom="none"/>
    </style:style>
    <style:style style:name="Tabla3.G23" style:family="table-cell">
      <style:table-cell-properties fo:padding="0.097cm" fo:border-left="0.002cm solid #000000" fo:border-right="0.002cm solid #000000" fo:border-top="none" fo:border-bottom="none"/>
    </style:style>
    <style:style style:name="Tabla1" style:family="table">
      <style:table-properties style:width="17.595cm" fo:margin-left="0cm" table:align="left"/>
    </style:style>
    <style:style style:name="Tabla1.A" style:family="table-column">
      <style:table-column-properties style:column-width="1.799cm"/>
    </style:style>
    <style:style style:name="Tabla1.B" style:family="table-column">
      <style:table-column-properties style:column-width="15.79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paragraph-properties loext:contextual-spacing="false" fo:margin-left="0cm" fo:margin-right="0cm" fo:margin-top="0cm" fo:margin-bottom="0.265cm" fo:orphans="2" fo:widows="2" fo:text-indent="0cm" style:auto-text-indent="false"/>
      <style:text-properties fo:language="es" fo:country="ES"/>
    </style:style>
    <style:style style:name="P7"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8" style:family="paragraph" style:parent-style-name="Standard">
      <style:text-properties fo:language="es" fo:country="ES"/>
    </style:style>
    <style:style style:name="P9" style:family="paragraph" style:parent-style-name="Standard">
      <style:paragraph-properties fo:margin-left="1.249cm" fo:margin-right="0cm" fo:text-indent="0cm" style:auto-text-indent="false" style:writing-mode="lr-tb"/>
      <style:text-properties fo:language="es" fo:country="ES"/>
    </style:style>
    <style:style style:name="P10" style:family="paragraph" style:parent-style-name="Standard">
      <style:paragraph-properties fo:margin-left="2.498cm" fo:margin-right="0cm" fo:text-indent="0cm" style:auto-text-indent="false" style:writing-mode="lr-tb"/>
      <style:text-properties fo:language="es" fo:country="ES"/>
    </style:style>
    <style:style style:name="P11" style:family="paragraph" style:parent-style-name="Title">
      <style:text-properties fo:language="es" fo:country="ES"/>
    </style:style>
    <style:style style:name="P12" style:family="paragraph" style:parent-style-name="Table_20_Contents">
      <style:paragraph-properties fo:text-align="center" style:justify-single-word="false" fo:background-color="#81d41a">
        <style:background-image/>
      </style:paragraph-properties>
    </style:style>
    <style:style style:name="P13" style:family="paragraph" style:parent-style-name="Table_20_Contents">
      <style:paragraph-properties fo:text-align="center" style:justify-single-word="false" fo:background-color="#ffdbb6">
        <style:background-image/>
      </style:paragraph-properties>
    </style:style>
    <style:style style:name="P14" style:family="paragraph" style:parent-style-name="Table_20_Contents">
      <style:paragraph-properties fo:text-align="center" style:justify-single-word="false" fo:background-color="#ff8000">
        <style:background-image/>
      </style:paragraph-properties>
    </style:style>
    <style:style style:name="P15" style:family="paragraph" style:parent-style-name="Text_20_body">
      <style:text-properties fo:font-variant="normal" fo:text-transform="none" fo:color="#333333" fo:letter-spacing="normal" fo:language="es" fo:country="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color="#ff5429"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fo:background-color="#ffffff">
        <style:background-image/>
      </style:paragraph-properties>
    </style:style>
    <style:style style:name="P20" style:family="paragraph" style:parent-style-name="Table_20_Contents">
      <style:paragraph-properties fo:text-align="center" style:justify-single-word="false" fo:background-color="#81d41a">
        <style:background-image/>
      </style:paragraph-properties>
    </style:style>
    <style:style style:name="P21" style:family="paragraph" style:parent-style-name="Table_20_Contents">
      <style:paragraph-properties fo:text-align="center" style:justify-single-word="false" fo:background-color="#ffdbb6">
        <style:background-image/>
      </style:paragraph-properties>
    </style:style>
    <style:style style:name="T1" style:family="text">
      <style:text-properties fo:color="#ff5429"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7">1.<text:tab/>Introducción</text:p>
            <text:p text:style-name="P9">1.1<text:tab/>Introducción a la memoria</text:p>
            <text:p text:style-name="P9">1.2<text:tab/>Descripción</text:p>
            <text:p text:style-name="P9">1.3<text:tab/>Objetivos generales</text:p>
            <text:p text:style-name="P9">1.4<text:tab/>Beneficios</text:p>
            <text:p text:style-name="P9">1.5<text:tab/>Motivaciones personales</text:p>
            <text:p text:style-name="P9">1.6<text:tab/>Estructura de la memoria</text:p>
            <text:p text:style-name="P7">2.<text:tab/>Estudio de viabilidad</text:p>
            <text:p text:style-name="P9">2.1<text:tab/>Introducción</text:p>
            <text:p text:style-name="P10">2.1.1<text:tab/>Tipología y palabras clave</text:p>
            <text:p text:style-name="P10">2.1.2<text:tab/>Descripción</text:p>
            <text:p text:style-name="P10">2.1.3<text:tab/>Objetivos del proyecto</text:p>
            <text:p text:style-name="P10">2.1.4<text:tab/>Clasificación de los objetivos</text:p>
            <text:p text:style-name="P10">2.1.5<text:tab/>Definiciones, acrónimos i abreviaciones<text:tab/></text:p>
            <text:p text:style-name="P10">2.1.6<text:tab/>Partes interesadas</text:p>
            <text:p text:style-name="P10">2.1.7<text:tab/>Referencias</text:p>
            <text:p text:style-name="P10">2.1.8<text:tab/>Documentación del proyecto<text:tab/>18</text:p>
            <text:p text:style-name="P9">2.2<text:tab/>Estudio de la situación actual</text:p>
            <text:p text:style-name="P10">2.2.1<text:tab/>Contexto</text:p>
            <text:p text:style-name="P10">2.2.2<text:tab/>Lógica del sistema</text:p>
            <text:p text:style-name="P10">2.2.3<text:tab/>Descripción física</text:p>
            <text:p text:style-name="P10">2.2.4<text:tab/>Diagnóstico del sistema actual</text:p>
            <text:p text:style-name="P10">2.2.5<text:tab/>Normativa y legislación</text:p>
            <text:p text:style-name="P9">2.3<text:tab/>Requisitos del sistema</text:p>
            <text:p text:style-name="P10">2.3.1<text:tab/>Requisitos</text:p>
            <text:p text:style-name="P10">2.3.2<text:tab/>Restricciones del sistema</text:p>
            <text:p text:style-name="P10">2.3.3<text:tab/>Catalogación y priorización de los requisitos</text:p>
            <text:p text:style-name="P9">2.4<text:tab/>Alternativas y selección de la solución</text:p>
            <text:p text:style-name="P10">2.4.1<text:tab/>Alternativa 1: </text:p>
            <text:p text:style-name="P10">2.4.2<text:tab/>Alternativa 2: </text:p>
            <text:p text:style-name="P10">2.4.x<text:tab/>Conclusiones</text:p>
            <text:p text:style-name="P9">2.5<text:tab/>Planificación del proyecto</text:p>
            <text:p text:style-name="P10">2.5.1<text:tab/>Recursos del proyecto</text:p>
            <text:p text:style-name="P10">2.5.2<text:tab/>Tareas del proyecto</text:p>
            <text:p text:style-name="P10">2.5.3<text:tab/>Planificación temporal</text:p>
            <text:p text:style-name="P9">2.6<text:tab/>Evaluación de riesgos</text:p>
            <text:p text:style-name="P10">2.6.1<text:tab/>Lista de riesgos</text:p>
            <text:p text:style-name="P10">2.6.2<text:tab/>Catalogación de riesgos</text:p>
            <text:p text:style-name="P10">2.6.3<text:tab/>Plan de contingencia</text:p>
            <text:p text:style-name="P9">2.7<text:tab/>Presupuesto</text:p>
            <text:p text:style-name="P10">2.7.1<text:tab/>Estimación de coste material</text:p>
            <text:p text:style-name="P10">2.7.2<text:tab/>Estimación de coste personal</text:p>
            <text:p text:style-name="P10">2.7.3<text:tab/>Resumen y análisis coste beneficio</text:p>
            <text:p text:style-name="P9"><text:soft-page-break/>2.8<text:tab/>Conclusiones</text:p>
            <text:p text:style-name="P10">2.8.1<text:tab/>Beneficios</text:p>
            <text:p text:style-name="P10">2.8.2<text:tab/>Inconvenientes</text:p>
            <text:p text:style-name="P7">3.<text:tab/>Análisis<text:tab/></text:p>
            <text:p text:style-name="P9">3.1<text:tab/>Introducción</text:p>
            <text:p text:style-name="P9">3.2<text:tab/>Requisitos funcionales de usuarios</text:p>
            <text:p text:style-name="P9">3.3<text:tab/>Requisitos no funcionales</text:p>
            <text:p text:style-name="P9">3.4<text:tab/>Diagramas de casos de uso / Casos de uso</text:p>
            <text:p text:style-name="P9"/>
            <text:p text:style-name="P9">3.5<text:tab/>Diagramas lógigo de datos</text:p>
            <text:p text:style-name="P9">3.6<text:tab/>Diagramas de clases</text:p>
            <text:p text:style-name="P9">3.7<text:tab/>Diagramas de interacción</text:p>
            <text:p text:style-name="P9">3.8<text:tab/>Menús de navegación</text:p>
            <text:p text:style-name="P9">3.9<text:tab/>Conclusión del análisis</text:p>
            <text:p text:style-name="P7">4.<text:tab/>Diseño</text:p>
            <text:p text:style-name="P9">4.1<text:tab/>Introducción</text:p>
            <text:p text:style-name="P9"><text:tab/><text:tab/>4.1.1. Selección del entorno de desarrollo</text:p>
            <text:p text:style-name="P9"><text:tab/><text:tab/>4.1.2. Selección de base de datos</text:p>
            <text:p text:style-name="P9">4.2<text:tab/>Configuración de la plataforma</text:p>
            <text:p text:style-name="P9">4.3<text:tab/>Capas de la aplicación</text:p>
            <text:p text:style-name="P9">4.4<text:tab/>Estructura de la base de datos</text:p>
            <text:p text:style-name="P9">4.5<text:tab/>Arquitectura de la aplicación</text:p>
            <text:p text:style-name="P7">5.<text:tab/>Implementación</text:p>
            <text:p text:style-name="P9">5.1<text:tab/>Introducción</text:p>
            <text:p text:style-name="P9">5.2<text:tab/>Codificación de las diferentes capas</text:p>
            <text:p text:style-name="P9">5.3<text:tab/>Integración de las herramientas de apoyo</text:p>
            <text:p text:style-name="P7">6.<text:tab/>Pruebas</text:p>
            <text:p text:style-name="P9">6.1<text:tab/>Introducción</text:p>
            <text:p text:style-name="P9">6.2<text:tab/>Pruebas</text:p>
            <text:p text:style-name="P9">6.3<text:tab/>Resultados Obtenidos</text:p>
            <text:p text:style-name="P9">6.4<text:tab/>Conclusiones</text:p>
            <text:p text:style-name="P7">7.<text:tab/>Conclusiones</text:p>
            <text:p text:style-name="P9">7.1<text:tab/>Conclusiones finales</text:p>
            <text:p text:style-name="P9">7.2<text:tab/>Desviaciones temporales</text:p>
            <text:p text:style-name="P9">7.3<text:tab/>Posibles ampliaciones y modificaciones</text:p>
            <text:p text:style-name="P9">7.4<text:tab/>Valoración personal</text:p>
            <text:p text:style-name="P8"/>
          </table:table-cell>
        </table:table-row>
      </table:table>
      <text:p text:style-name="P6"/>
      <text:p text:style-name="P6">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p>
      <text:p text:style-name="P6"/>
      <text:p text:style-name="P6">en la que indiquéis las tareas que vais a realizar y la fecha de conclusión de la misma. </text:p>
      <text:h text:style-name="Heading_20_2" text:outline-level="2"><text:soft-page-break/>Planificación Tareas a realizar <text:span text:style-name="T2">(o ya realizadas)</text:span> del <text:s/>Proyecto</text:h>
      <text:p text:style-name="P16">Fecha límite de finalización<text:span text:style-name="T1"> 10 de Junio</text:span></text:p>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A1" office:value-type="string">
            <text:p text:style-name="P3">Daniel García Zambrano</text:p>
          </table:table-cell>
        </table:table-row>
        <table:table-row>
          <table:table-cell table:style-name="Tabla5.A1" office:value-type="string">
            <text:p text:style-name="P17">Título proyecto:</text:p>
          </table:table-cell>
          <table:table-cell table:style-name="Tabla5.A1" office:value-type="string">
            <text:p text:style-name="P3">JUEGO MULTIPLATAFORMA CON UNITY</text:p>
          </table:table-cell>
        </table:table-row>
      </table:table>
      <text:p text:style-name="P18"/>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5">Tipo</text:p>
          </table:table-cell>
          <table:table-cell table:style-name="Tabla3.A1" office:value-type="string">
            <text:p text:style-name="P2">Nº</text:p>
          </table:table-cell>
          <table:table-cell table:style-name="Tabla3.A1" office:value-type="string">
            <text:p text:style-name="P2">Tarea</text:p>
          </table:table-cell>
          <table:table-cell table:style-name="Tabla3.A1" office:value-type="string">
            <text:p text:style-name="P2"><text:span text:style-name="T3">Duración</text:span> </text:p>
          </table:table-cell>
          <table:table-cell table:style-name="Tabla3.A1" office:value-type="string">
            <text:p text:style-name="P2">F. Inicio</text:p>
          </table:table-cell>
          <table:table-cell table:style-name="Tabla3.A1" office:value-type="string">
            <text:p text:style-name="P2">F. Fin</text:p>
          </table:table-cell>
          <table:table-cell table:style-name="Tabla3.G1" office:value-type="string">
            <text:p text:style-name="P2">Estado <text:span text:style-name="T3">(</text:span><text:span text:style-name="T3">E/R/C)</text:span></text:p>
          </table:table-cell>
        </table:table-row>
        <table:table-row>
          <table:table-cell table:style-name="Tabla3.A2" office:value-type="string">
            <text:p text:style-name="P4">D</text:p>
          </table:table-cell>
          <table:table-cell table:style-name="Tabla3.A2" office:value-type="string">
            <text:p text:style-name="P4">1</text:p>
          </table:table-cell>
          <table:table-cell table:style-name="Tabla3.A2" office:value-type="string">
            <text:p text:style-name="P4">Diseño estructura general</text:p>
          </table:table-cell>
          <table:table-cell table:style-name="Tabla3.A2" office:value-type="string">
            <text:p text:style-name="P4">4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1</text:p>
          </table:table-cell>
          <table:table-cell table:style-name="Tabla3.A2" office:value-type="string">
            <text:p text:style-name="P4">Creación casos de uso</text:p>
          </table:table-cell>
          <table:table-cell table:style-name="Tabla3.A2" office:value-type="string">
            <text:p text:style-name="P4">1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D</text:p>
          </table:table-cell>
          <table:table-cell table:style-name="Tabla3.A2" office:value-type="string">
            <text:p text:style-name="P4">1.2</text:p>
          </table:table-cell>
          <table:table-cell table:style-name="Tabla3.A2" office:value-type="string">
            <text:p text:style-name="P4">Creación diagramas de clase</text:p>
          </table:table-cell>
          <table:table-cell table:style-name="Tabla3.A2" office:value-type="string">
            <text:p text:style-name="P4">3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text:p>
          </table:table-cell>
          <table:table-cell table:style-name="Tabla3.A2" office:value-type="string">
            <text:p text:style-name="P4">Menú</text:p>
          </table:table-cell>
          <table:table-cell table:style-name="Tabla3.A2" office:value-type="string">
            <text:p text:style-name="P4">8h</text:p>
          </table:table-cell>
          <table:table-cell table:style-name="Tabla3.A2" office:value-type="string">
            <text:p text:style-name="P4">19/10</text:p>
          </table:table-cell>
          <table:table-cell table:style-name="Tabla3.A2" office:value-type="string">
            <text:p text:style-name="P4">28/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1</text:p>
          </table:table-cell>
          <table:table-cell table:style-name="Tabla3.A2" office:value-type="string">
            <text:p text:style-name="P4">Login (conectado con base de datos)</text:p>
          </table:table-cell>
          <table:table-cell table:style-name="Tabla3.A2" office:value-type="string">
            <text:p text:style-name="P4">2h</text:p>
          </table:table-cell>
          <table:table-cell table:style-name="Tabla3.A2" office:value-type="string">
            <text:p text:style-name="P4">26/11</text:p>
          </table:table-cell>
          <table:table-cell table:style-name="Tabla3.A2" office:value-type="string">
            <text:p text:style-name="P4">28/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2.2</text:p>
          </table:table-cell>
          <table:table-cell table:style-name="Tabla3.A2" office:value-type="string">
            <text:p text:style-name="P4">Menú principal</text:p>
          </table:table-cell>
          <table:table-cell table:style-name="Tabla3.A2" office:value-type="string">
            <text:p text:style-name="P4">4h</text:p>
          </table:table-cell>
          <table:table-cell table:style-name="Tabla3.A2" office:value-type="string">
            <text:p text:style-name="P4">19/10</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3</text:p>
          </table:table-cell>
          <table:table-cell table:style-name="Tabla3.A2" office:value-type="string">
            <text:p text:style-name="P4">Opciones</text:p>
          </table:table-cell>
          <table:table-cell table:style-name="Tabla3.A2" office:value-type="string">
            <text:p text:style-name="P4">2h</text:p>
          </table:table-cell>
          <table:table-cell table:style-name="Tabla3.A2" office:value-type="string">
            <text:p text:style-name="P4">19/10</text:p>
          </table:table-cell>
          <table:table-cell table:style-name="Tabla3.A2" office:value-type="string">
            <text:p text:style-name="P4">19/10</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text:p>
          </table:table-cell>
          <table:table-cell table:style-name="Tabla3.A2" office:value-type="string">
            <text:p text:style-name="P4">Primer mapa</text:p>
          </table:table-cell>
          <table:table-cell table:style-name="Tabla3.A2" office:value-type="string">
            <text:p text:style-name="P4">9h</text:p>
          </table:table-cell>
          <table:table-cell table:style-name="Tabla3.A2" office:value-type="string">
            <text:p text:style-name="P4">17/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1</text:p>
          </table:table-cell>
          <table:table-cell table:style-name="Tabla3.A2" office:value-type="string">
            <text:p text:style-name="P4">Escenari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2</text:p>
          </table:table-cell>
          <table:table-cell table:style-name="Tabla3.A2" office:value-type="string">
            <text:p text:style-name="P4">Movimient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3</text:p>
          </table:table-cell>
          <table:table-cell table:style-name="Tabla3.A2" office:value-type="string">
            <text:p text:style-name="P4">Interacción con objetos</text:p>
          </table:table-cell>
          <table:table-cell table:style-name="Tabla3.A2" office:value-type="string">
            <text:p text:style-name="P4">4h</text:p>
          </table:table-cell>
          <table:table-cell table:style-name="Tabla3.A2" office:value-type="string">
            <text:p text:style-name="P4">19/11</text:p>
          </table:table-cell>
          <table:table-cell table:style-name="Tabla3.A2" office:value-type="string">
            <text:p text:style-name="P4">21/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4</text:p>
          </table:table-cell>
          <table:table-cell table:style-name="Tabla3.A2" office:value-type="string">
            <text:p text:style-name="P4">Menú start</text:p>
          </table:table-cell>
          <table:table-cell table:style-name="Tabla3.A2" office:value-type="string">
            <text:p text:style-name="P4">2h</text:p>
          </table:table-cell>
          <table:table-cell table:style-name="Tabla3.A2" office:value-type="string">
            <text:p text:style-name="P4">21/11</text:p>
          </table:table-cell>
          <table:table-cell table:style-name="Tabla3.A2" office:value-type="string">
            <text:p text:style-name="P4">23/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3.5</text:p>
          </table:table-cell>
          <table:table-cell table:style-name="Tabla3.A2" office:value-type="string">
            <text:p text:style-name="P4">Guardado</text:p>
          </table:table-cell>
          <table:table-cell table:style-name="Tabla3.A2" office:value-type="string">
            <text:p text:style-name="P4">1h</text:p>
          </table:table-cell>
          <table:table-cell table:style-name="Tabla3.A2" office:value-type="string">
            <text:p text:style-name="P4">23/11</text:p>
          </table:table-cell>
          <table:table-cell table:style-name="Tabla3.A2" office:value-type="string">
            <text:p text:style-name="P4">23/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text:p>
          </table:table-cell>
          <table:table-cell table:style-name="Tabla3.A2" office:value-type="string">
            <text:p text:style-name="P4">Primer combate</text:p>
          </table:table-cell>
          <table:table-cell table:style-name="Tabla3.A2" office:value-type="string">
            <text:p text:style-name="P4">19h</text:p>
          </table:table-cell>
          <table:table-cell table:style-name="Tabla3.A2" office:value-type="string">
            <text:p text:style-name="P4">23/11</text:p>
          </table:table-cell>
          <table:table-cell table:style-name="Tabla3.A2" office:value-type="string">
            <text:p text:style-name="P4">25/11</text:p>
          </table:table-cell>
          <table:table-cell table:style-name="Tabla3.G2" office:value-type="string">
            <text:p text:style-name="P14">E</text:p>
          </table:table-cell>
        </table:table-row>
        <table:table-row>
          <table:table-cell table:style-name="Tabla3.A2" office:value-type="string">
            <text:p text:style-name="P4">D</text:p>
          </table:table-cell>
          <table:table-cell table:style-name="Tabla3.A2" office:value-type="string">
            <text:p text:style-name="P4">4.1</text:p>
          </table:table-cell>
          <table:table-cell table:style-name="Tabla3.A2" office:value-type="string">
            <text:p text:style-name="P4">Diseño</text:p>
          </table:table-cell>
          <table:table-cell table:style-name="Tabla3.A2" office:value-type="string">
            <text:p text:style-name="P4">1h</text:p>
          </table:table-cell>
          <table:table-cell table:style-name="Tabla3.A2" office:value-type="string">
            <text:p text:style-name="P4">25/11</text:p>
          </table:table-cell>
          <table:table-cell table:style-name="Tabla3.A2" office:value-type="string">
            <text:p text:style-name="P4">27/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2</text:p>
          </table:table-cell>
          <table:table-cell table:style-name="Tabla3.A2" office:value-type="string">
            <text:p text:style-name="P4">Layout</text:p>
          </table:table-cell>
          <table:table-cell table:style-name="Tabla3.A2" office:value-type="string">
            <text:p text:style-name="P4">2h</text:p>
          </table:table-cell>
          <table:table-cell table:style-name="Tabla3.A2" office:value-type="string">
            <text:p text:style-name="P4">27/11</text:p>
          </table:table-cell>
          <table:table-cell table:style-name="Tabla3.A2" office:value-type="string">
            <text:p text:style-name="P4">29/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3</text:p>
          </table:table-cell>
          <table:table-cell table:style-name="Tabla3.A2" office:value-type="string">
            <text:p text:style-name="P4">Menús</text:p>
          </table:table-cell>
          <table:table-cell table:style-name="Tabla3.A2" office:value-type="string">
            <text:p text:style-name="P4">3h</text:p>
          </table:table-cell>
          <table:table-cell table:style-name="Tabla3.A2" office:value-type="string">
            <text:p text:style-name="P4">29/11</text:p>
          </table:table-cell>
          <table:table-cell table:style-name="Tabla3.A2" office:value-type="string">
            <text:p text:style-name="P4">1/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4</text:p>
          </table:table-cell>
          <table:table-cell table:style-name="Tabla3.A2" office:value-type="string">
            <text:p text:style-name="P4">Programación flujo de combate</text:p>
          </table:table-cell>
          <table:table-cell table:style-name="Tabla3.A2" office:value-type="string">
            <text:p text:style-name="P4">7h</text:p>
          </table:table-cell>
          <table:table-cell table:style-name="Tabla3.A2" office:value-type="string">
            <text:p text:style-name="P4">1/12</text:p>
          </table:table-cell>
          <table:table-cell table:style-name="Tabla3.A2" office:value-type="string">
            <text:p text:style-name="P4">4/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5</text:p>
          </table:table-cell>
          <table:table-cell table:style-name="Tabla3.A2" office:value-type="string">
            <text:p text:style-name="P4">Efectos de acciones</text:p>
          </table:table-cell>
          <table:table-cell table:style-name="Tabla3.A2" office:value-type="string">
            <text:p text:style-name="P4">2h</text:p>
          </table:table-cell>
          <table:table-cell table:style-name="Tabla3.A2" office:value-type="string">
            <text:p text:style-name="P4">4/12</text:p>
          </table:table-cell>
          <table:table-cell table:style-name="Tabla3.A2" office:value-type="string">
            <text:p text:style-name="P4">6/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6</text:p>
          </table:table-cell>
          <table:table-cell table:style-name="Tabla3.A2" office:value-type="string">
            <text:p text:style-name="P4">Reproducir animaciones</text:p>
          </table:table-cell>
          <table:table-cell table:style-name="Tabla3.A2" office:value-type="string">
            <text:p text:style-name="P4">4h</text:p>
          </table:table-cell>
          <table:table-cell table:style-name="Tabla3.A2" office:value-type="string">
            <text:p text:style-name="P4">6/12</text:p>
          </table:table-cell>
          <table:table-cell table:style-name="Tabla3.A2" office:value-type="string">
            <text:p text:style-name="P4">8/12</text:p>
          </table:table-cell>
          <table:table-cell table:style-name="Tabla3.G2" office:value-type="string">
            <text:p text:style-name="P14">E</text:p>
          </table:table-cell>
        </table:table-row>
        <table:table-row>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G2" office:value-type="string">
            <text:p text:style-name="P19"/>
          </table:table-cell>
        </table:table-row>
        <table:table-row>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G23" office:value-type="string">
            <text:p text:style-name="P4"/>
          </table:table-cell>
        </table:table-row>
      </table:table>
      <text:p text:style-name="P15"/>
      <text:p text:style-name="Text_20_body">Significado de las columnas</text:p>
      <table:table table:name="Tabla1" table:style-name="Tabla1">
        <table:table-column table:style-name="Tabla1.A"/>
        <table:table-column table:style-name="Tabla1.B"/>
        <table:table-row>
          <table:table-cell table:style-name="Tabla1.A1" office:value-type="string">
            <text:p text:style-name="P1">Tipo</text:p>
          </table:table-cell>
          <table:table-cell table:style-name="Tabla1.B1" office:value-type="string">
            <text:p text:style-name="Table_20_Contents">EV-Estudio viabilidad</text:p>
            <text:p text:style-name="Table_20_Contents">A – Análisis</text:p>
            <text:p text:style-name="Table_20_Contents"><text:soft-page-break/>D – Diseño</text:p>
            <text:p text:style-name="Table_20_Contents">I – Implementación</text:p>
            <text:p text:style-name="Table_20_Contents">P – Pruebas</text:p>
            <text:p text:style-name="Table_20_Contents">E– Despliegue y documentación</text:p>
          </table:table-cell>
        </table:table-row>
        <table:table-row>
          <table:table-cell table:style-name="Tabla1.A2" office:value-type="string">
            <text:p text:style-name="P1">Nº</text:p>
          </table:table-cell>
          <table:table-cell table:style-name="Tabla1.B2" office:value-type="string">
            <text:p text:style-name="Table_20_Contents">N.º de tarea que estamos realizando. Las tareas se numerarán. Si una tarea es compleja y se sudivide más adelante en otras tareas se utilizará una notación jerarquica.</text:p>
            <text:p text:style-name="Table_20_Contents">Ejemp, tarea principal 2, subtareas 2.1, 2.2….</text:p>
          </table:table-cell>
        </table:table-row>
        <table:table-row>
          <table:table-cell table:style-name="Tabla1.A2" office:value-type="string">
            <text:p text:style-name="P1">Tarea</text:p>
          </table:table-cell>
          <table:table-cell table:style-name="Tabla1.B2" office:value-type="string">
            <text:p text:style-name="Table_20_Contents">Nombre y descripción breve de lo que hay que realizar en la tarea</text:p>
          </table:table-cell>
        </table:table-row>
        <table:table-row>
          <table:table-cell table:style-name="Tabla1.A2" office:value-type="string">
            <text:p text:style-name="P1">Duración</text:p>
          </table:table-cell>
          <table:table-cell table:style-name="Tabla1.B2" office:value-type="string">
            <text:p text:style-name="Table_20_Contents">Tiempo que tenemos pensado que nos llevará la ejecución de la tarea, en horas o minutos</text:p>
          </table:table-cell>
        </table:table-row>
        <table:table-row>
          <table:table-cell table:style-name="Tabla1.A2" office:value-type="string">
            <text:p text:style-name="P1">F.Inicio</text:p>
          </table:table-cell>
          <table:table-cell table:style-name="Tabla1.B2" office:value-type="string">
            <text:p text:style-name="Table_20_Contents">Fecha en la que comenzaremos a realizar la tarea</text:p>
          </table:table-cell>
        </table:table-row>
        <table:table-row>
          <table:table-cell table:style-name="Tabla1.A2" office:value-type="string">
            <text:p text:style-name="P1">F.Fin</text:p>
          </table:table-cell>
          <table:table-cell table:style-name="Tabla1.B2" office:value-type="string">
            <text:p text:style-name="Table_20_Contents">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1">Estado</text:p>
          </table:table-cell>
          <table:table-cell table:style-name="Tabla1.B2" office:value-type="string">
            <text:p text:style-name="Table_20_Contents">Indicaréis el estado de vuestra tarea, en principio se proponen tres estados, aunque podreis añadir más si lo consideráis pertinente.</text:p>
            <text:p text:style-name="Table_20_Contents">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14">E</text:p>
                </table:table-cell>
                <table:table-cell table:style-name="Tabla4.B1" office:value-type="string">
                  <text:p text:style-name="Table_20_Contents">Esperando ser comenzada</text:p>
                </table:table-cell>
              </table:table-row>
              <table:table-row>
                <table:table-cell table:style-name="Tabla4.A2" office:value-type="string">
                  <text:p text:style-name="P13">R</text:p>
                </table:table-cell>
                <table:table-cell table:style-name="Tabla4.B2" office:value-type="string">
                  <text:p text:style-name="Table_20_Contents">Realizándose</text:p>
                </table:table-cell>
              </table:table-row>
              <table:table-row>
                <table:table-cell table:style-name="Tabla4.A2" office:value-type="string">
                  <text:p text:style-name="P12">C</text:p>
                </table:table-cell>
                <table:table-cell table:style-name="Tabla4.B2" office:value-type="string">
                  <text:p text:style-name="Table_20_Contents">Completada</text:p>
                </table:table-cell>
              </table:table-row>
            </table:table>
            <text:p text:style-name="Text_20_body"/>
          </table:table-cell>
        </table:table-row>
      </table:table>
      <text:p text:style-name="Text_20_body"/>
      <text:p text:style-name="Text_20_body">Se recuerda que este es un procedimiento simple de planificación. Un <text:a xlink:type="simple" xlink:href="https://es.wikipedia.org/wiki/Diagrama_de_Gantt" text:style-name="Internet_20_link" text:visited-style-name="Visited_20_Internet_20_Link">Diagrama de Gantt</text:a> es una solución más precisa y útil para representar este tipo de planificaciones.</text:p>
      <text:p text:style-name="Text_20_body">Herramientas como <text:a xlink:type="simple" xlink:href="https://trello.com/" text:style-name="Internet_20_link" text:visited-style-name="Visited_20_Internet_20_Link">Trello</text:a> nos permitirán también llevar un control de nuestras tareas. No se descarta la utilización de esta herramienta para hacer un seguimiento de vuestras tareas en tiempo re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SimSun"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Map" style:family="paragraph" style:default-outline-level="">
      <style:paragraph-properties fo:text-align="start" style:justify-single-word="false" fo:orphans="2" fo:widows="2" style:vertical-align="auto"/>
      <style:text-properties style:font-name="Calibri" fo:font-size="11pt" style:font-name-asian="Times New Roman" style:font-size-asian="11pt" style:language-asian="es" style:country-asian="ES" style:font-name-complex="Calibri1"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1-11-29T01:03:54.76</dc:date>
    <meta:editing-duration>PT16H14M49S</meta:editing-duration>
    <meta:editing-cycles>32</meta:editing-cycles>
    <dc:creator>xdan el puto amo</dc:creator>
    <meta:document-statistic meta:table-count="5" meta:image-count="0" meta:object-count="0" meta:page-count="4" meta:paragraph-count="265" meta:word-count="832" meta:character-count="4908"/>
  </office:meta>
</office:document-meta>
</file>